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730000002232A4B541967734D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0.96pt"/>
    </style:style>
    <style:style style:name="co2" style:family="table-column">
      <style:table-column-properties fo:break-before="auto" style:column-width="96.94pt"/>
    </style:style>
    <style:style style:name="co3" style:family="table-column">
      <style:table-column-properties fo:break-before="auto" style:column-width="79.9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ffffff" style:direction="ltr" fo:padding="2.01pt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3">
      <style:table-cell-properties fo:border-bottom="0.74pt solid #ffffff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fo:padding="2.01pt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 style:data-style-name="N3">
      <style:table-cell-properties fo:padding="2.01pt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ffffff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ffffff" style:diagonal-bl-tr="none" style:diagonal-tl-br="none" style:text-align-source="fix" style:repeat-content="false" fo:wrap-option="wrap" fo:border-left="0.74pt solid #ffffff" style:direction="ltr" fo:padding="2.01pt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ffffff" style:diagonal-bl-tr="none" style:diagonal-tl-br="none" style:text-align-source="fix" style:repeat-content="false" fo:wrap-option="wrap" fo:border-left="none" style:direction="ltr" fo:padding="2.01pt" fo:border-right="0.74pt solid #ffffff" style:rotation-angle="0" style:rotation-align="none" style:shrink-to-fit="false" fo:border-top="0.74pt solid #ffffff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5"/>
        <table:table-column table:style-name="co3" table:number-columns-repeated="253" table:default-cell-style-name="ce5"/>
        <table:table-column table:style-name="co3" table:number-columns-repeated="767" table:default-cell-style-name="Default"/>
        <table:table-header-rows>
          <table:table-row table:style-name="ro1">
            <table:table-cell table:style-name="ce1">
              <draw:frame table:end-cell-address="Hoja1.A2" table:end-x="115.17pt" table:end-y="12.78pt" draw:z-index="0" draw:name="1 Imagen" draw:style-name="gr1" draw:text-style-name="P1" svg:width="115.17pt" svg:height="25.51pt" svg:x="0pt" svg:y="0pt">
                <draw:image xlink:href="Pictures/10000000000000730000002232A4B541967734DF.jpg" xlink:type="simple" xlink:show="embed" xlink:actuate="onLoad">
                  <text:p/>
                </draw:image>
                <svg:desc>logo.jpg</svg:desc>
              </draw:frame>
            </table:table-cell>
            <table:table-cell table:style-name="ce1" table:number-columns-repeated="1023"/>
          </table:table-row>
          <table:table-row table:style-name="ro1" table:number-rows-repeated="2">
            <table:table-cell table:style-name="ce1" table:number-columns-repeated="1024"/>
          </table:table-row>
          <table:table-row table:style-name="ro2">
            <table:table-cell table:style-name="ce2" office:value-type="string" calcext:value-type="string">
              <text:p>Producto Interior Bruto Municipal por zonas estadísticas y por municipios <text:span text:style-name="T1">(*)</text:span></text:p>
            </table:table-cell>
            <table:table-cell table:style-name="ce1" table:number-columns-repeated="1023"/>
          </table:table-row>
          <table:table-row table:style-name="ro1">
            <table:table-cell table:style-name="ce1" table:number-columns-repeated="1024"/>
          </table:table-row>
          <table:table-row table:style-name="ro1">
            <table:table-cell table:style-name="ce3" office:value-type="string" calcext:value-type="string">
              <text:p>Miles de euros</text:p>
            </table:table-cell>
            <table:table-cell table:style-name="ce3" table:number-columns-repeated="3"/>
            <table:table-cell table:style-name="ce1" table:number-columns-repeated="1020"/>
          </table:table-row>
          <table:table-row table:style-name="ro1">
            <table:table-cell table:style-name="ce4"/>
            <table:table-cell table:style-name="ce9" office:value-type="string" calcext:value-type="string">
              <text:p>2009 (p)</text:p>
            </table:table-cell>
            <table:table-cell table:style-name="ce10" office:value-type="string" calcext:value-type="string">
              <text:p>2010 (a)</text:p>
            </table:table-cell>
            <table:table-cell table:style-name="ce11" office:value-type="string" calcext:value-type="string">
              <text:p>2011 (a)</text:p>
            </table:table-cell>
            <table:table-cell table:style-name="ce1" table:number-columns-repeated="1020"/>
          </table:table-row>
          <table:table-row table:style-name="ro1">
            <table:table-cell table:number-columns-repeated="1024"/>
          </table:table-row>
        </table:table-header-rows>
        <table:table-row table:style-name="ro1">
          <table:table-cell office:value-type="string" calcext:value-type="string">
            <text:p>Comunidad de Madrid</text:p>
          </table:table-cell>
          <table:table-cell office:value-type="float" office:value="194485387" calcext:value-type="float">
            <text:p>194,485,387</text:p>
          </table:table-cell>
          <table:table-cell office:value-type="float" office:value="194720981" calcext:value-type="float">
            <text:p>194,720,981</text:p>
          </table:table-cell>
          <table:table-cell office:value-type="float" office:value="200100238" calcext:value-type="float">
            <text:p>200,100,23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unicipio de Madrid</text:p>
          </table:table-cell>
          <table:table-cell office:value-type="float" office:value="119899983" calcext:value-type="float">
            <text:p>119,899,983</text:p>
          </table:table-cell>
          <table:table-cell office:value-type="float" office:value="119460025" calcext:value-type="float">
            <text:p>119,460,025</text:p>
          </table:table-cell>
          <table:table-cell office:value-type="float" office:value="122587281" calcext:value-type="float">
            <text:p>122,587,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te Metropolitano</text:p>
          </table:table-cell>
          <table:table-cell office:value-type="float" office:value="13432990" calcext:value-type="float">
            <text:p>13,432,990</text:p>
          </table:table-cell>
          <table:table-cell office:value-type="float" office:value="13744645" calcext:value-type="float">
            <text:p>13,744,645</text:p>
          </table:table-cell>
          <table:table-cell office:value-type="float" office:value="14451198" calcext:value-type="float">
            <text:p>14,451,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e Metropolitano</text:p>
          </table:table-cell>
          <table:table-cell office:value-type="float" office:value="14389005" calcext:value-type="float">
            <text:p>14,389,005</text:p>
          </table:table-cell>
          <table:table-cell office:value-type="float" office:value="14450031" calcext:value-type="float">
            <text:p>14,450,031</text:p>
          </table:table-cell>
          <table:table-cell office:value-type="float" office:value="14691897" calcext:value-type="float">
            <text:p>14,691,8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 Metropolitano</text:p>
          </table:table-cell>
          <table:table-cell office:value-type="float" office:value="24349174" calcext:value-type="float">
            <text:p>24,349,174</text:p>
          </table:table-cell>
          <table:table-cell office:value-type="float" office:value="24569530" calcext:value-type="float">
            <text:p>24,569,530</text:p>
          </table:table-cell>
          <table:table-cell office:value-type="float" office:value="25189835" calcext:value-type="float">
            <text:p>25,189,8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este Metropolitano</text:p>
          </table:table-cell>
          <table:table-cell office:value-type="float" office:value="13380084" calcext:value-type="float">
            <text:p>13,380,084</text:p>
          </table:table-cell>
          <table:table-cell office:value-type="float" office:value="13449806" calcext:value-type="float">
            <text:p>13,449,806</text:p>
          </table:table-cell>
          <table:table-cell office:value-type="float" office:value="13848113" calcext:value-type="float">
            <text:p>13,848,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erra Norte</text:p>
          </table:table-cell>
          <table:table-cell office:value-type="float" office:value="744457" calcext:value-type="float">
            <text:p>744,457</text:p>
          </table:table-cell>
          <table:table-cell office:value-type="float" office:value="724943" calcext:value-type="float">
            <text:p>724,943</text:p>
          </table:table-cell>
          <table:table-cell office:value-type="float" office:value="726664" calcext:value-type="float">
            <text:p>726,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deste Comunidad</text:p>
          </table:table-cell>
          <table:table-cell office:value-type="float" office:value="1184452" calcext:value-type="float">
            <text:p>1,184,452</text:p>
          </table:table-cell>
          <table:table-cell office:value-type="float" office:value="1194999" calcext:value-type="float">
            <text:p>1,194,999</text:p>
          </table:table-cell>
          <table:table-cell office:value-type="float" office:value="1249091" calcext:value-type="float">
            <text:p>1,249,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deste Comunidad</text:p>
          </table:table-cell>
          <table:table-cell office:value-type="float" office:value="1825499" calcext:value-type="float">
            <text:p>1,825,499</text:p>
          </table:table-cell>
          <table:table-cell office:value-type="float" office:value="1818904" calcext:value-type="float">
            <text:p>1,818,904</text:p>
          </table:table-cell>
          <table:table-cell office:value-type="float" office:value="1889757" calcext:value-type="float">
            <text:p>1,889,7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doeste Comunidad</text:p>
          </table:table-cell>
          <table:table-cell office:value-type="float" office:value="2227977" calcext:value-type="float">
            <text:p>2,227,977</text:p>
          </table:table-cell>
          <table:table-cell office:value-type="float" office:value="2275188" calcext:value-type="float">
            <text:p>2,275,188</text:p>
          </table:table-cell>
          <table:table-cell office:value-type="float" office:value="2353195" calcext:value-type="float">
            <text:p>2,353,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erra Sur</text:p>
          </table:table-cell>
          <table:table-cell office:value-type="float" office:value="576402" calcext:value-type="float">
            <text:p>576,402</text:p>
          </table:table-cell>
          <table:table-cell office:value-type="float" office:value="552749" calcext:value-type="float">
            <text:p>552,749</text:p>
          </table:table-cell>
          <table:table-cell office:value-type="float" office:value="563071" calcext:value-type="float">
            <text:p>563,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erra Central</text:p>
          </table:table-cell>
          <table:table-cell office:value-type="float" office:value="2475364" calcext:value-type="float">
            <text:p>2,475,364</text:p>
          </table:table-cell>
          <table:table-cell office:value-type="float" office:value="2480163" calcext:value-type="float">
            <text:p>2,480,163</text:p>
          </table:table-cell>
          <table:table-cell office:value-type="float" office:value="2550137" calcext:value-type="float">
            <text:p>2,550,13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ebeda (La)</text:p>
          </table:table-cell>
          <table:table-cell office:value-type="float" office:value="1614" calcext:value-type="float">
            <text:p>1,614</text:p>
          </table:table-cell>
          <table:table-cell office:value-type="float" office:value="1596" calcext:value-type="float">
            <text:p>1,596</text:p>
          </table:table-cell>
          <table:table-cell office:value-type="float" office:value="1675" calcext:value-type="float">
            <text:p>1,6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alvir</text:p>
          </table:table-cell>
          <table:table-cell office:value-type="float" office:value="312575" calcext:value-type="float">
            <text:p>312,575</text:p>
          </table:table-cell>
          <table:table-cell office:value-type="float" office:value="308108" calcext:value-type="float">
            <text:p>308,108</text:p>
          </table:table-cell>
          <table:table-cell office:value-type="float" office:value="324167" calcext:value-type="float">
            <text:p>324,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meda del Valle</text:p>
          </table:table-cell>
          <table:table-cell office:value-type="float" office:value="4614" calcext:value-type="float">
            <text:p>4,614</text:p>
          </table:table-cell>
          <table:table-cell office:value-type="float" office:value="4588" calcext:value-type="float">
            <text:p>4,588</text:p>
          </table:table-cell>
          <table:table-cell office:value-type="float" office:value="4115" calcext:value-type="float">
            <text:p>4,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mo (El)</text:p>
          </table:table-cell>
          <table:table-cell office:value-type="float" office:value="106042" calcext:value-type="float">
            <text:p>106,042</text:p>
          </table:table-cell>
          <table:table-cell office:value-type="float" office:value="110893" calcext:value-type="float">
            <text:p>110,893</text:p>
          </table:table-cell>
          <table:table-cell office:value-type="float" office:value="114645" calcext:value-type="float">
            <text:p>114,6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calá de Henares</text:p>
          </table:table-cell>
          <table:table-cell office:value-type="float" office:value="4348039" calcext:value-type="float">
            <text:p>4,348,039</text:p>
          </table:table-cell>
          <table:table-cell office:value-type="float" office:value="4374734" calcext:value-type="float">
            <text:p>4,374,734</text:p>
          </table:table-cell>
          <table:table-cell office:value-type="float" office:value="4383327" calcext:value-type="float">
            <text:p>4,383,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cobendas</text:p>
          </table:table-cell>
          <table:table-cell office:value-type="float" office:value="6218939" calcext:value-type="float">
            <text:p>6,218,939</text:p>
          </table:table-cell>
          <table:table-cell office:value-type="float" office:value="6525791" calcext:value-type="float">
            <text:p>6,525,791</text:p>
          </table:table-cell>
          <table:table-cell office:value-type="float" office:value="6999725" calcext:value-type="float">
            <text:p>6,999,7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corcón</text:p>
          </table:table-cell>
          <table:table-cell office:value-type="float" office:value="3107574" calcext:value-type="float">
            <text:p>3,107,574</text:p>
          </table:table-cell>
          <table:table-cell office:value-type="float" office:value="3172624" calcext:value-type="float">
            <text:p>3,172,624</text:p>
          </table:table-cell>
          <table:table-cell office:value-type="float" office:value="3233981" calcext:value-type="float">
            <text:p>3,233,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dea del Fresno</text:p>
          </table:table-cell>
          <table:table-cell office:value-type="float" office:value="46225" calcext:value-type="float">
            <text:p>46,225</text:p>
          </table:table-cell>
          <table:table-cell office:value-type="float" office:value="44854" calcext:value-type="float">
            <text:p>44,854</text:p>
          </table:table-cell>
          <table:table-cell office:value-type="float" office:value="46492" calcext:value-type="float">
            <text:p>46,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gete</text:p>
          </table:table-cell>
          <table:table-cell office:value-type="float" office:value="642693" calcext:value-type="float">
            <text:p>642,693</text:p>
          </table:table-cell>
          <table:table-cell office:value-type="float" office:value="656882" calcext:value-type="float">
            <text:p>656,882</text:p>
          </table:table-cell>
          <table:table-cell office:value-type="float" office:value="638662" calcext:value-type="float">
            <text:p>638,6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pedrete</text:p>
          </table:table-cell>
          <table:table-cell office:value-type="float" office:value="186732" calcext:value-type="float">
            <text:p>186,732</text:p>
          </table:table-cell>
          <table:table-cell office:value-type="float" office:value="185822" calcext:value-type="float">
            <text:p>185,822</text:p>
          </table:table-cell>
          <table:table-cell office:value-type="float" office:value="188452" calcext:value-type="float">
            <text:p>188,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bite</text:p>
          </table:table-cell>
          <table:table-cell office:value-type="float" office:value="5431" calcext:value-type="float">
            <text:p>5,431</text:p>
          </table:table-cell>
          <table:table-cell office:value-type="float" office:value="5318" calcext:value-type="float">
            <text:p>5,318</text:p>
          </table:table-cell>
          <table:table-cell office:value-type="float" office:value="5511" calcext:value-type="float">
            <text:p>5,5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huelo</text:p>
          </table:table-cell>
          <table:table-cell office:value-type="float" office:value="16411" calcext:value-type="float">
            <text:p>16,411</text:p>
          </table:table-cell>
          <table:table-cell office:value-type="float" office:value="16620" calcext:value-type="float">
            <text:p>16,620</text:p>
          </table:table-cell>
          <table:table-cell office:value-type="float" office:value="17009" calcext:value-type="float">
            <text:p>17,0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anjuez</text:p>
          </table:table-cell>
          <table:table-cell office:value-type="float" office:value="981828" calcext:value-type="float">
            <text:p>981,828</text:p>
          </table:table-cell>
          <table:table-cell office:value-type="float" office:value="1008978" calcext:value-type="float">
            <text:p>1,008,978</text:p>
          </table:table-cell>
          <table:table-cell office:value-type="float" office:value="1025752" calcext:value-type="float">
            <text:p>1,025,7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anda del Rey</text:p>
          </table:table-cell>
          <table:table-cell office:value-type="float" office:value="1711369" calcext:value-type="float">
            <text:p>1,711,369</text:p>
          </table:table-cell>
          <table:table-cell office:value-type="float" office:value="1714032" calcext:value-type="float">
            <text:p>1,714,032</text:p>
          </table:table-cell>
          <table:table-cell office:value-type="float" office:value="1744637" calcext:value-type="float">
            <text:p>1,744,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oyomolinos</text:p>
          </table:table-cell>
          <table:table-cell office:value-type="float" office:value="377400" calcext:value-type="float">
            <text:p>377,400</text:p>
          </table:table-cell>
          <table:table-cell office:value-type="float" office:value="415736" calcext:value-type="float">
            <text:p>415,736</text:p>
          </table:table-cell>
          <table:table-cell office:value-type="float" office:value="451873" calcext:value-type="float">
            <text:p>451,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azar (El)</text:p>
          </table:table-cell>
          <table:table-cell office:value-type="float" office:value="6437" calcext:value-type="float">
            <text:p>6,437</text:p>
          </table:table-cell>
          <table:table-cell office:value-type="float" office:value="6672" calcext:value-type="float">
            <text:p>6,672</text:p>
          </table:table-cell>
          <table:table-cell office:value-type="float" office:value="7293" calcext:value-type="float">
            <text:p>7,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res</text:p>
          </table:table-cell>
          <table:table-cell office:value-type="float" office:value="13881" calcext:value-type="float">
            <text:p>13,881</text:p>
          </table:table-cell>
          <table:table-cell office:value-type="float" office:value="13413" calcext:value-type="float">
            <text:p>13,413</text:p>
          </table:table-cell>
          <table:table-cell office:value-type="float" office:value="13464" calcext:value-type="float">
            <text:p>13,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cerril de la Sierra</text:p>
          </table:table-cell>
          <table:table-cell office:value-type="float" office:value="80019" calcext:value-type="float">
            <text:p>80,019</text:p>
          </table:table-cell>
          <table:table-cell office:value-type="float" office:value="79734" calcext:value-type="float">
            <text:p>79,734</text:p>
          </table:table-cell>
          <table:table-cell office:value-type="float" office:value="81634" calcext:value-type="float">
            <text:p>81,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lmonte de Tajo</text:p>
          </table:table-cell>
          <table:table-cell office:value-type="float" office:value="17847" calcext:value-type="float">
            <text:p>17,847</text:p>
          </table:table-cell>
          <table:table-cell office:value-type="float" office:value="18112" calcext:value-type="float">
            <text:p>18,112</text:p>
          </table:table-cell>
          <table:table-cell office:value-type="float" office:value="19728" calcext:value-type="float">
            <text:p>19,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rueco (El)</text:p>
          </table:table-cell>
          <table:table-cell office:value-type="float" office:value="9748" calcext:value-type="float">
            <text:p>9,748</text:p>
          </table:table-cell>
          <table:table-cell office:value-type="float" office:value="10904" calcext:value-type="float">
            <text:p>10,904</text:p>
          </table:table-cell>
          <table:table-cell office:value-type="float" office:value="10267" calcext:value-type="float">
            <text:p>10,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zosa del Lozoya</text:p>
          </table:table-cell>
          <table:table-cell office:value-type="float" office:value="4865" calcext:value-type="float">
            <text:p>4,865</text:p>
          </table:table-cell>
          <table:table-cell office:value-type="float" office:value="4683" calcext:value-type="float">
            <text:p>4,683</text:p>
          </table:table-cell>
          <table:table-cell office:value-type="float" office:value="5104" calcext:value-type="float">
            <text:p>5,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adilla del Monte</text:p>
          </table:table-cell>
          <table:table-cell office:value-type="float" office:value="1494631" calcext:value-type="float">
            <text:p>1,494,631</text:p>
          </table:table-cell>
          <table:table-cell office:value-type="float" office:value="1394485" calcext:value-type="float">
            <text:p>1,394,485</text:p>
          </table:table-cell>
          <table:table-cell office:value-type="float" office:value="1502514" calcext:value-type="float">
            <text:p>1,502,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alo (El)</text:p>
          </table:table-cell>
          <table:table-cell office:value-type="float" office:value="89036" calcext:value-type="float">
            <text:p>89,036</text:p>
          </table:table-cell>
          <table:table-cell office:value-type="float" office:value="91601" calcext:value-type="float">
            <text:p>91,601</text:p>
          </table:table-cell>
          <table:table-cell office:value-type="float" office:value="91299" calcext:value-type="float">
            <text:p>91,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ojos</text:p>
          </table:table-cell>
          <table:table-cell office:value-type="float" office:value="3131" calcext:value-type="float">
            <text:p>3,131</text:p>
          </table:table-cell>
          <table:table-cell office:value-type="float" office:value="3448" calcext:value-type="float">
            <text:p>3,448</text:p>
          </table:table-cell>
          <table:table-cell office:value-type="float" office:value="3593" calcext:value-type="float">
            <text:p>3,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 de Tajo</text:p>
          </table:table-cell>
          <table:table-cell office:value-type="float" office:value="13730" calcext:value-type="float">
            <text:p>13,730</text:p>
          </table:table-cell>
          <table:table-cell office:value-type="float" office:value="14120" calcext:value-type="float">
            <text:p>14,120</text:p>
          </table:table-cell>
          <table:table-cell office:value-type="float" office:value="14693" calcext:value-type="float">
            <text:p>14,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unete</text:p>
          </table:table-cell>
          <table:table-cell office:value-type="float" office:value="150844" calcext:value-type="float">
            <text:p>150,844</text:p>
          </table:table-cell>
          <table:table-cell office:value-type="float" office:value="156003" calcext:value-type="float">
            <text:p>156,003</text:p>
          </table:table-cell>
          <table:table-cell office:value-type="float" office:value="157937" calcext:value-type="float">
            <text:p>157,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trago del Lozoya</text:p>
          </table:table-cell>
          <table:table-cell office:value-type="float" office:value="51902" calcext:value-type="float">
            <text:p>51,902</text:p>
          </table:table-cell>
          <table:table-cell office:value-type="float" office:value="50388" calcext:value-type="float">
            <text:p>50,388</text:p>
          </table:table-cell>
          <table:table-cell office:value-type="float" office:value="49700" calcext:value-type="float">
            <text:p>49,7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tarviejo</text:p>
          </table:table-cell>
          <table:table-cell office:value-type="float" office:value="33762" calcext:value-type="float">
            <text:p>33,762</text:p>
          </table:table-cell>
          <table:table-cell office:value-type="float" office:value="33186" calcext:value-type="float">
            <text:p>33,186</text:p>
          </table:table-cell>
          <table:table-cell office:value-type="float" office:value="31085" calcext:value-type="float">
            <text:p>31,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banillas de la Sierra</text:p>
          </table:table-cell>
          <table:table-cell office:value-type="float" office:value="12072" calcext:value-type="float">
            <text:p>12,072</text:p>
          </table:table-cell>
          <table:table-cell office:value-type="float" office:value="11962" calcext:value-type="float">
            <text:p>11,962</text:p>
          </table:table-cell>
          <table:table-cell office:value-type="float" office:value="12527" calcext:value-type="float">
            <text:p>12,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brera (La)</text:p>
          </table:table-cell>
          <table:table-cell office:value-type="float" office:value="50846" calcext:value-type="float">
            <text:p>50,846</text:p>
          </table:table-cell>
          <table:table-cell office:value-type="float" office:value="49641" calcext:value-type="float">
            <text:p>49,641</text:p>
          </table:table-cell>
          <table:table-cell office:value-type="float" office:value="48240" calcext:value-type="float">
            <text:p>48,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dalso de los Vidrios</text:p>
          </table:table-cell>
          <table:table-cell office:value-type="float" office:value="57059" calcext:value-type="float">
            <text:p>57,059</text:p>
          </table:table-cell>
          <table:table-cell office:value-type="float" office:value="55575" calcext:value-type="float">
            <text:p>55,575</text:p>
          </table:table-cell>
          <table:table-cell office:value-type="float" office:value="55360" calcext:value-type="float">
            <text:p>55,3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arma de Esteruelas</text:p>
          </table:table-cell>
          <table:table-cell office:value-type="float" office:value="205695" calcext:value-type="float">
            <text:p>205,695</text:p>
          </table:table-cell>
          <table:table-cell office:value-type="float" office:value="201318" calcext:value-type="float">
            <text:p>201,318</text:p>
          </table:table-cell>
          <table:table-cell office:value-type="float" office:value="200276" calcext:value-type="float">
            <text:p>200,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o Real</text:p>
          </table:table-cell>
          <table:table-cell office:value-type="float" office:value="131979" calcext:value-type="float">
            <text:p>131,979</text:p>
          </table:table-cell>
          <table:table-cell office:value-type="float" office:value="127819" calcext:value-type="float">
            <text:p>127,819</text:p>
          </table:table-cell>
          <table:table-cell office:value-type="float" office:value="132864" calcext:value-type="float">
            <text:p>132,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encia</text:p>
          </table:table-cell>
          <table:table-cell office:value-type="float" office:value="9116" calcext:value-type="float">
            <text:p>9,116</text:p>
          </table:table-cell>
          <table:table-cell office:value-type="float" office:value="8756" calcext:value-type="float">
            <text:p>8,756</text:p>
          </table:table-cell>
          <table:table-cell office:value-type="float" office:value="8876" calcext:value-type="float">
            <text:p>8,8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abaña</text:p>
          </table:table-cell>
          <table:table-cell office:value-type="float" office:value="27382" calcext:value-type="float">
            <text:p>27,382</text:p>
          </table:table-cell>
          <table:table-cell office:value-type="float" office:value="26895" calcext:value-type="float">
            <text:p>26,895</text:p>
          </table:table-cell>
          <table:table-cell office:value-type="float" office:value="26999" calcext:value-type="float">
            <text:p>26,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arrubuelos</text:p>
          </table:table-cell>
          <table:table-cell office:value-type="float" office:value="42501" calcext:value-type="float">
            <text:p>42,501</text:p>
          </table:table-cell>
          <table:table-cell office:value-type="float" office:value="51124" calcext:value-type="float">
            <text:p>51,124</text:p>
          </table:table-cell>
          <table:table-cell office:value-type="float" office:value="62632" calcext:value-type="float">
            <text:p>62,6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icientos</text:p>
          </table:table-cell>
          <table:table-cell office:value-type="float" office:value="34649" calcext:value-type="float">
            <text:p>34,649</text:p>
          </table:table-cell>
          <table:table-cell office:value-type="float" office:value="33405" calcext:value-type="float">
            <text:p>33,405</text:p>
          </table:table-cell>
          <table:table-cell office:value-type="float" office:value="34271" calcext:value-type="float">
            <text:p>34,2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rcedilla</text:p>
          </table:table-cell>
          <table:table-cell office:value-type="float" office:value="142049" calcext:value-type="float">
            <text:p>142,049</text:p>
          </table:table-cell>
          <table:table-cell office:value-type="float" office:value="128509" calcext:value-type="float">
            <text:p>128,509</text:p>
          </table:table-cell>
          <table:table-cell office:value-type="float" office:value="130114" calcext:value-type="float">
            <text:p>130,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rvera de Buitrago</text:p>
          </table:table-cell>
          <table:table-cell office:value-type="float" office:value="2486" calcext:value-type="float">
            <text:p>2,486</text:p>
          </table:table-cell>
          <table:table-cell office:value-type="float" office:value="2635" calcext:value-type="float">
            <text:p>2,635</text:p>
          </table:table-cell>
          <table:table-cell office:value-type="float" office:value="2386" calcext:value-type="float">
            <text:p>2,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pinería</text:p>
          </table:table-cell>
          <table:table-cell office:value-type="float" office:value="31967" calcext:value-type="float">
            <text:p>31,967</text:p>
          </table:table-cell>
          <table:table-cell office:value-type="float" office:value="27828" calcext:value-type="float">
            <text:p>27,828</text:p>
          </table:table-cell>
          <table:table-cell office:value-type="float" office:value="28018" calcext:value-type="float">
            <text:p>28,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nchón</text:p>
          </table:table-cell>
          <table:table-cell office:value-type="float" office:value="93942" calcext:value-type="float">
            <text:p>93,942</text:p>
          </table:table-cell>
          <table:table-cell office:value-type="float" office:value="93940" calcext:value-type="float">
            <text:p>93,940</text:p>
          </table:table-cell>
          <table:table-cell office:value-type="float" office:value="96619" calcext:value-type="float">
            <text:p>96,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empozuelos</text:p>
          </table:table-cell>
          <table:table-cell office:value-type="float" office:value="364891" calcext:value-type="float">
            <text:p>364,891</text:p>
          </table:table-cell>
          <table:table-cell office:value-type="float" office:value="380317" calcext:value-type="float">
            <text:p>380,317</text:p>
          </table:table-cell>
          <table:table-cell office:value-type="float" office:value="386839" calcext:value-type="float">
            <text:p>386,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beña</text:p>
          </table:table-cell>
          <table:table-cell office:value-type="float" office:value="90407" calcext:value-type="float">
            <text:p>90,407</text:p>
          </table:table-cell>
          <table:table-cell office:value-type="float" office:value="90008" calcext:value-type="float">
            <text:p>90,008</text:p>
          </table:table-cell>
          <table:table-cell office:value-type="float" office:value="93751" calcext:value-type="float">
            <text:p>93,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ado Mediano</text:p>
          </table:table-cell>
          <table:table-cell office:value-type="float" office:value="85508" calcext:value-type="float">
            <text:p>85,508</text:p>
          </table:table-cell>
          <table:table-cell office:value-type="float" office:value="89353" calcext:value-type="float">
            <text:p>89,353</text:p>
          </table:table-cell>
          <table:table-cell office:value-type="float" office:value="93799" calcext:value-type="float">
            <text:p>93,7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ado Villalba</text:p>
          </table:table-cell>
          <table:table-cell office:value-type="float" office:value="900623" calcext:value-type="float">
            <text:p>900,623</text:p>
          </table:table-cell>
          <table:table-cell office:value-type="float" office:value="885652" calcext:value-type="float">
            <text:p>885,652</text:p>
          </table:table-cell>
          <table:table-cell office:value-type="float" office:value="880471" calcext:value-type="float">
            <text:p>880,4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menar Viejo</text:p>
          </table:table-cell>
          <table:table-cell office:value-type="float" office:value="815204" calcext:value-type="float">
            <text:p>815,204</text:p>
          </table:table-cell>
          <table:table-cell office:value-type="float" office:value="830932" calcext:value-type="float">
            <text:p>830,932</text:p>
          </table:table-cell>
          <table:table-cell office:value-type="float" office:value="871036" calcext:value-type="float">
            <text:p>871,0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menar de Oreja</text:p>
          </table:table-cell>
          <table:table-cell office:value-type="float" office:value="134348" calcext:value-type="float">
            <text:p>134,348</text:p>
          </table:table-cell>
          <table:table-cell office:value-type="float" office:value="129565" calcext:value-type="float">
            <text:p>129,565</text:p>
          </table:table-cell>
          <table:table-cell office:value-type="float" office:value="133726" calcext:value-type="float">
            <text:p>133,7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menar del Arroyo</text:p>
          </table:table-cell>
          <table:table-cell office:value-type="float" office:value="29206" calcext:value-type="float">
            <text:p>29,206</text:p>
          </table:table-cell>
          <table:table-cell office:value-type="float" office:value="31500" calcext:value-type="float">
            <text:p>31,500</text:p>
          </table:table-cell>
          <table:table-cell office:value-type="float" office:value="34547" calcext:value-type="float">
            <text:p>34,5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menarejo</text:p>
          </table:table-cell>
          <table:table-cell office:value-type="float" office:value="153555" calcext:value-type="float">
            <text:p>153,555</text:p>
          </table:table-cell>
          <table:table-cell office:value-type="float" office:value="154726" calcext:value-type="float">
            <text:p>154,726</text:p>
          </table:table-cell>
          <table:table-cell office:value-type="float" office:value="163894" calcext:value-type="float">
            <text:p>163,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pa</text:p>
          </table:table-cell>
          <table:table-cell office:value-type="float" office:value="7383" calcext:value-type="float">
            <text:p>7,383</text:p>
          </table:table-cell>
          <table:table-cell office:value-type="float" office:value="7634" calcext:value-type="float">
            <text:p>7,634</text:p>
          </table:table-cell>
          <table:table-cell office:value-type="float" office:value="7171" calcext:value-type="float">
            <text:p>7,1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lada</text:p>
          </table:table-cell>
          <table:table-cell office:value-type="float" office:value="2047072" calcext:value-type="float">
            <text:p>2,047,072</text:p>
          </table:table-cell>
          <table:table-cell office:value-type="float" office:value="2027020" calcext:value-type="float">
            <text:p>2,027,020</text:p>
          </table:table-cell>
          <table:table-cell office:value-type="float" office:value="2074376" calcext:value-type="float">
            <text:p>2,074,3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bas de la Sagra</text:p>
          </table:table-cell>
          <table:table-cell office:value-type="float" office:value="69072" calcext:value-type="float">
            <text:p>69,072</text:p>
          </table:table-cell>
          <table:table-cell office:value-type="float" office:value="69691" calcext:value-type="float">
            <text:p>69,691</text:p>
          </table:table-cell>
          <table:table-cell office:value-type="float" office:value="70809" calcext:value-type="float">
            <text:p>70,8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ganzo de Arriba</text:p>
          </table:table-cell>
          <table:table-cell office:value-type="float" office:value="235815" calcext:value-type="float">
            <text:p>235,815</text:p>
          </table:table-cell>
          <table:table-cell office:value-type="float" office:value="227127" calcext:value-type="float">
            <text:p>227,127</text:p>
          </table:table-cell>
          <table:table-cell office:value-type="float" office:value="240576" calcext:value-type="float">
            <text:p>240,5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corial (El)</text:p>
          </table:table-cell>
          <table:table-cell office:value-type="float" office:value="179119" calcext:value-type="float">
            <text:p>179,119</text:p>
          </table:table-cell>
          <table:table-cell office:value-type="float" office:value="181319" calcext:value-type="float">
            <text:p>181,319</text:p>
          </table:table-cell>
          <table:table-cell office:value-type="float" office:value="191475" calcext:value-type="float">
            <text:p>191,4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remera</text:p>
          </table:table-cell>
          <table:table-cell office:value-type="float" office:value="58766" calcext:value-type="float">
            <text:p>58,766</text:p>
          </table:table-cell>
          <table:table-cell office:value-type="float" office:value="64855" calcext:value-type="float">
            <text:p>64,855</text:p>
          </table:table-cell>
          <table:table-cell office:value-type="float" office:value="97121" calcext:value-type="float">
            <text:p>97,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snedillas de la Oliva</text:p>
          </table:table-cell>
          <table:table-cell office:value-type="float" office:value="15897" calcext:value-type="float">
            <text:p>15,897</text:p>
          </table:table-cell>
          <table:table-cell office:value-type="float" office:value="16343" calcext:value-type="float">
            <text:p>16,343</text:p>
          </table:table-cell>
          <table:table-cell office:value-type="float" office:value="16177" calcext:value-type="float">
            <text:p>16,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sno de Torote</text:p>
          </table:table-cell>
          <table:table-cell office:value-type="float" office:value="22740" calcext:value-type="float">
            <text:p>22,740</text:p>
          </table:table-cell>
          <table:table-cell office:value-type="float" office:value="20829" calcext:value-type="float">
            <text:p>20,829</text:p>
          </table:table-cell>
          <table:table-cell office:value-type="float" office:value="20556" calcext:value-type="float">
            <text:p>20,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enlabrada</text:p>
          </table:table-cell>
          <table:table-cell office:value-type="float" office:value="3630486" calcext:value-type="float">
            <text:p>3,630,486</text:p>
          </table:table-cell>
          <table:table-cell office:value-type="float" office:value="3674660" calcext:value-type="float">
            <text:p>3,674,660</text:p>
          </table:table-cell>
          <table:table-cell office:value-type="float" office:value="3816634" calcext:value-type="float">
            <text:p>3,816,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ente el Saz de Jarama</text:p>
          </table:table-cell>
          <table:table-cell office:value-type="float" office:value="148181" calcext:value-type="float">
            <text:p>148,181</text:p>
          </table:table-cell>
          <table:table-cell office:value-type="float" office:value="143315" calcext:value-type="float">
            <text:p>143,315</text:p>
          </table:table-cell>
          <table:table-cell office:value-type="float" office:value="135490" calcext:value-type="float">
            <text:p>135,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entidueña de Tajo</text:p>
          </table:table-cell>
          <table:table-cell office:value-type="float" office:value="39890" calcext:value-type="float">
            <text:p>39,890</text:p>
          </table:table-cell>
          <table:table-cell office:value-type="float" office:value="38657" calcext:value-type="float">
            <text:p>38,657</text:p>
          </table:table-cell>
          <table:table-cell office:value-type="float" office:value="38382" calcext:value-type="float">
            <text:p>38,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lapagar</text:p>
          </table:table-cell>
          <table:table-cell office:value-type="float" office:value="364597" calcext:value-type="float">
            <text:p>364,597</text:p>
          </table:table-cell>
          <table:table-cell office:value-type="float" office:value="367861" calcext:value-type="float">
            <text:p>367,861</text:p>
          </table:table-cell>
          <table:table-cell office:value-type="float" office:value="380020" calcext:value-type="float">
            <text:p>380,0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ganta de los Montes</text:p>
          </table:table-cell>
          <table:table-cell office:value-type="float" office:value="10450" calcext:value-type="float">
            <text:p>10,450</text:p>
          </table:table-cell>
          <table:table-cell office:value-type="float" office:value="10710" calcext:value-type="float">
            <text:p>10,710</text:p>
          </table:table-cell>
          <table:table-cell office:value-type="float" office:value="11456" calcext:value-type="float">
            <text:p>11,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gantilla del Lozoya y Pinilla de Buitrago</text:p>
          </table:table-cell>
          <table:table-cell office:value-type="float" office:value="7869" calcext:value-type="float">
            <text:p>7,869</text:p>
          </table:table-cell>
          <table:table-cell office:value-type="float" office:value="7937" calcext:value-type="float">
            <text:p>7,937</text:p>
          </table:table-cell>
          <table:table-cell office:value-type="float" office:value="7774" calcext:value-type="float">
            <text:p>7,7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cones</text:p>
          </table:table-cell>
          <table:table-cell office:value-type="float" office:value="4070" calcext:value-type="float">
            <text:p>4,070</text:p>
          </table:table-cell>
          <table:table-cell office:value-type="float" office:value="4149" calcext:value-type="float">
            <text:p>4,149</text:p>
          </table:table-cell>
          <table:table-cell office:value-type="float" office:value="4333" calcext:value-type="float">
            <text:p>4,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afe</text:p>
          </table:table-cell>
          <table:table-cell office:value-type="float" office:value="4051839" calcext:value-type="float">
            <text:p>4,051,839</text:p>
          </table:table-cell>
          <table:table-cell office:value-type="float" office:value="4115981" calcext:value-type="float">
            <text:p>4,115,981</text:p>
          </table:table-cell>
          <table:table-cell office:value-type="float" office:value="4232239" calcext:value-type="float">
            <text:p>4,232,2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ñón</text:p>
          </table:table-cell>
          <table:table-cell office:value-type="float" office:value="268508" calcext:value-type="float">
            <text:p>268,508</text:p>
          </table:table-cell>
          <table:table-cell office:value-type="float" office:value="263305" calcext:value-type="float">
            <text:p>263,305</text:p>
          </table:table-cell>
          <table:table-cell office:value-type="float" office:value="278490" calcext:value-type="float">
            <text:p>278,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adalix de la Sierra</text:p>
          </table:table-cell>
          <table:table-cell office:value-type="float" office:value="81003" calcext:value-type="float">
            <text:p>81,003</text:p>
          </table:table-cell>
          <table:table-cell office:value-type="float" office:value="81671" calcext:value-type="float">
            <text:p>81,671</text:p>
          </table:table-cell>
          <table:table-cell office:value-type="float" office:value="80864" calcext:value-type="float">
            <text:p>80,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adarrama</text:p>
          </table:table-cell>
          <table:table-cell office:value-type="float" office:value="225833" calcext:value-type="float">
            <text:p>225,833</text:p>
          </table:table-cell>
          <table:table-cell office:value-type="float" office:value="235871" calcext:value-type="float">
            <text:p>235,871</text:p>
          </table:table-cell>
          <table:table-cell office:value-type="float" office:value="236755" calcext:value-type="float">
            <text:p>236,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ruela (La)</text:p>
          </table:table-cell>
          <table:table-cell office:value-type="float" office:value="1201" calcext:value-type="float">
            <text:p>1,201</text:p>
          </table:table-cell>
          <table:table-cell office:value-type="float" office:value="1536" calcext:value-type="float">
            <text:p>1,536</text:p>
          </table:table-cell>
          <table:table-cell office:value-type="float" office:value="1557" calcext:value-type="float">
            <text:p>1,5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cajo de la Sierra-Aoslos</text:p>
          </table:table-cell>
          <table:table-cell office:value-type="float" office:value="4587" calcext:value-type="float">
            <text:p>4,587</text:p>
          </table:table-cell>
          <table:table-cell office:value-type="float" office:value="4366" calcext:value-type="float">
            <text:p>4,366</text:p>
          </table:table-cell>
          <table:table-cell office:value-type="float" office:value="4484" calcext:value-type="float">
            <text:p>4,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cajuelo de la Sierra</text:p>
          </table:table-cell>
          <table:table-cell office:value-type="float" office:value="2111" calcext:value-type="float">
            <text:p>2,111</text:p>
          </table:table-cell>
          <table:table-cell office:value-type="float" office:value="2056" calcext:value-type="float">
            <text:p>2,056</text:p>
          </table:table-cell>
          <table:table-cell office:value-type="float" office:value="2175" calcext:value-type="float">
            <text:p>2,1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yo de Manzanares</text:p>
          </table:table-cell>
          <table:table-cell office:value-type="float" office:value="94887" calcext:value-type="float">
            <text:p>94,887</text:p>
          </table:table-cell>
          <table:table-cell office:value-type="float" office:value="99955" calcext:value-type="float">
            <text:p>99,955</text:p>
          </table:table-cell>
          <table:table-cell office:value-type="float" office:value="102417" calcext:value-type="float">
            <text:p>102,4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nes de Madrid</text:p>
          </table:table-cell>
          <table:table-cell office:value-type="float" office:value="817823" calcext:value-type="float">
            <text:p>817,823</text:p>
          </table:table-cell>
          <table:table-cell office:value-type="float" office:value="798382" calcext:value-type="float">
            <text:p>798,382</text:p>
          </table:table-cell>
          <table:table-cell office:value-type="float" office:value="790038" calcext:value-type="float">
            <text:p>790,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anés</text:p>
          </table:table-cell>
          <table:table-cell office:value-type="float" office:value="3764919" calcext:value-type="float">
            <text:p>3,764,919</text:p>
          </table:table-cell>
          <table:table-cell office:value-type="float" office:value="3806675" calcext:value-type="float">
            <text:p>3,806,675</text:p>
          </table:table-cell>
          <table:table-cell office:value-type="float" office:value="3923150" calcext:value-type="float">
            <text:p>3,923,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eches</text:p>
          </table:table-cell>
          <table:table-cell office:value-type="float" office:value="234903" calcext:value-type="float">
            <text:p>234,903</text:p>
          </table:table-cell>
          <table:table-cell office:value-type="float" office:value="242762" calcext:value-type="float">
            <text:p>242,762</text:p>
          </table:table-cell>
          <table:table-cell office:value-type="float" office:value="264573" calcext:value-type="float">
            <text:p>264,5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zoya</text:p>
          </table:table-cell>
          <table:table-cell office:value-type="float" office:value="19322" calcext:value-type="float">
            <text:p>19,322</text:p>
          </table:table-cell>
          <table:table-cell office:value-type="float" office:value="17658" calcext:value-type="float">
            <text:p>17,658</text:p>
          </table:table-cell>
          <table:table-cell office:value-type="float" office:value="18096" calcext:value-type="float">
            <text:p>18,0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zoyuela-Navas-Sieteiglesias</text:p>
          </table:table-cell>
          <table:table-cell office:value-type="float" office:value="41955" calcext:value-type="float">
            <text:p>41,955</text:p>
          </table:table-cell>
          <table:table-cell office:value-type="float" office:value="41089" calcext:value-type="float">
            <text:p>41,089</text:p>
          </table:table-cell>
          <table:table-cell office:value-type="float" office:value="43338" calcext:value-type="float">
            <text:p>43,3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arcos</text:p>
          </table:table-cell>
          <table:table-cell office:value-type="float" office:value="1301" calcext:value-type="float">
            <text:p>1,301</text:p>
          </table:table-cell>
          <table:table-cell office:value-type="float" office:value="1630" calcext:value-type="float">
            <text:p>1,630</text:p>
          </table:table-cell>
          <table:table-cell office:value-type="float" office:value="1795" calcext:value-type="float">
            <text:p>1,7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19899983" calcext:value-type="float">
            <text:p>119,899,983</text:p>
          </table:table-cell>
          <table:table-cell office:value-type="float" office:value="119460025" calcext:value-type="float">
            <text:p>119,460,025</text:p>
          </table:table-cell>
          <table:table-cell office:value-type="float" office:value="122587281" calcext:value-type="float">
            <text:p>122,587,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jadahonda</text:p>
          </table:table-cell>
          <table:table-cell office:value-type="float" office:value="1511964" calcext:value-type="float">
            <text:p>1,511,964</text:p>
          </table:table-cell>
          <table:table-cell office:value-type="float" office:value="1602411" calcext:value-type="float">
            <text:p>1,602,411</text:p>
          </table:table-cell>
          <table:table-cell office:value-type="float" office:value="1662238" calcext:value-type="float">
            <text:p>1,662,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zanares el Real</text:p>
          </table:table-cell>
          <table:table-cell office:value-type="float" office:value="98581" calcext:value-type="float">
            <text:p>98,581</text:p>
          </table:table-cell>
          <table:table-cell office:value-type="float" office:value="103218" calcext:value-type="float">
            <text:p>103,218</text:p>
          </table:table-cell>
          <table:table-cell office:value-type="float" office:value="107156" calcext:value-type="float">
            <text:p>107,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co</text:p>
          </table:table-cell>
          <table:table-cell office:value-type="float" office:value="279796" calcext:value-type="float">
            <text:p>279,796</text:p>
          </table:table-cell>
          <table:table-cell office:value-type="float" office:value="303617" calcext:value-type="float">
            <text:p>303,617</text:p>
          </table:table-cell>
          <table:table-cell office:value-type="float" office:value="343057" calcext:value-type="float">
            <text:p>343,0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jorada del Campo</text:p>
          </table:table-cell>
          <table:table-cell office:value-type="float" office:value="537702" calcext:value-type="float">
            <text:p>537,702</text:p>
          </table:table-cell>
          <table:table-cell office:value-type="float" office:value="544637" calcext:value-type="float">
            <text:p>544,637</text:p>
          </table:table-cell>
          <table:table-cell office:value-type="float" office:value="550021" calcext:value-type="float">
            <text:p>550,0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raflores de la Sierra</text:p>
          </table:table-cell>
          <table:table-cell office:value-type="float" office:value="92630" calcext:value-type="float">
            <text:p>92,630</text:p>
          </table:table-cell>
          <table:table-cell office:value-type="float" office:value="85425" calcext:value-type="float">
            <text:p>85,425</text:p>
          </table:table-cell>
          <table:table-cell office:value-type="float" office:value="85122" calcext:value-type="float">
            <text:p>85,1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lar (El)</text:p>
          </table:table-cell>
          <table:table-cell office:value-type="float" office:value="104684" calcext:value-type="float">
            <text:p>104,684</text:p>
          </table:table-cell>
          <table:table-cell office:value-type="float" office:value="106179" calcext:value-type="float">
            <text:p>106,179</text:p>
          </table:table-cell>
          <table:table-cell office:value-type="float" office:value="112689" calcext:value-type="float">
            <text:p>112,6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linos (Los)</text:p>
          </table:table-cell>
          <table:table-cell office:value-type="float" office:value="72509" calcext:value-type="float">
            <text:p>72,509</text:p>
          </table:table-cell>
          <table:table-cell office:value-type="float" office:value="76026" calcext:value-type="float">
            <text:p>76,026</text:p>
          </table:table-cell>
          <table:table-cell office:value-type="float" office:value="79565" calcext:value-type="float">
            <text:p>79,5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jo de la Sierra</text:p>
          </table:table-cell>
          <table:table-cell office:value-type="float" office:value="12036" calcext:value-type="float">
            <text:p>12,036</text:p>
          </table:table-cell>
          <table:table-cell office:value-type="float" office:value="12092" calcext:value-type="float">
            <text:p>12,092</text:p>
          </table:table-cell>
          <table:table-cell office:value-type="float" office:value="12061" calcext:value-type="float">
            <text:p>12,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aleja de Enmedio</text:p>
          </table:table-cell>
          <table:table-cell office:value-type="float" office:value="173767" calcext:value-type="float">
            <text:p>173,767</text:p>
          </table:table-cell>
          <table:table-cell office:value-type="float" office:value="163316" calcext:value-type="float">
            <text:p>163,316</text:p>
          </table:table-cell>
          <table:table-cell office:value-type="float" office:value="154492" calcext:value-type="float">
            <text:p>154,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alzarzal</text:p>
          </table:table-cell>
          <table:table-cell office:value-type="float" office:value="151715" calcext:value-type="float">
            <text:p>151,715</text:p>
          </table:table-cell>
          <table:table-cell office:value-type="float" office:value="151023" calcext:value-type="float">
            <text:p>151,023</text:p>
          </table:table-cell>
          <table:table-cell office:value-type="float" office:value="155222" calcext:value-type="float">
            <text:p>155,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ata de Tajuña</text:p>
          </table:table-cell>
          <table:table-cell office:value-type="float" office:value="120821" calcext:value-type="float">
            <text:p>120,821</text:p>
          </table:table-cell>
          <table:table-cell office:value-type="float" office:value="122042" calcext:value-type="float">
            <text:p>122,042</text:p>
          </table:table-cell>
          <table:table-cell office:value-type="float" office:value="119637" calcext:value-type="float">
            <text:p>119,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óstoles</text:p>
          </table:table-cell>
          <table:table-cell office:value-type="float" office:value="3248337" calcext:value-type="float">
            <text:p>3,248,337</text:p>
          </table:table-cell>
          <table:table-cell office:value-type="float" office:value="3229999" calcext:value-type="float">
            <text:p>3,229,999</text:p>
          </table:table-cell>
          <table:table-cell office:value-type="float" office:value="3283878" calcext:value-type="float">
            <text:p>3,283,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acerrada</text:p>
          </table:table-cell>
          <table:table-cell office:value-type="float" office:value="55321" calcext:value-type="float">
            <text:p>55,321</text:p>
          </table:table-cell>
          <table:table-cell office:value-type="float" office:value="54925" calcext:value-type="float">
            <text:p>54,925</text:p>
          </table:table-cell>
          <table:table-cell office:value-type="float" office:value="53526" calcext:value-type="float">
            <text:p>53,5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alafuente</text:p>
          </table:table-cell>
          <table:table-cell office:value-type="float" office:value="12383" calcext:value-type="float">
            <text:p>12,383</text:p>
          </table:table-cell>
          <table:table-cell office:value-type="float" office:value="13814" calcext:value-type="float">
            <text:p>13,814</text:p>
          </table:table-cell>
          <table:table-cell office:value-type="float" office:value="12744" calcext:value-type="float">
            <text:p>12,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alagamella</text:p>
          </table:table-cell>
          <table:table-cell office:value-type="float" office:value="25653" calcext:value-type="float">
            <text:p>25,653</text:p>
          </table:table-cell>
          <table:table-cell office:value-type="float" office:value="23831" calcext:value-type="float">
            <text:p>23,831</text:p>
          </table:table-cell>
          <table:table-cell office:value-type="float" office:value="22369" calcext:value-type="float">
            <text:p>22,3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alcarnero</text:p>
          </table:table-cell>
          <table:table-cell office:value-type="float" office:value="483566" calcext:value-type="float">
            <text:p>483,566</text:p>
          </table:table-cell>
          <table:table-cell office:value-type="float" office:value="483742" calcext:value-type="float">
            <text:p>483,742</text:p>
          </table:table-cell>
          <table:table-cell office:value-type="float" office:value="487829" calcext:value-type="float">
            <text:p>487,8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arredonda y San Mamés</text:p>
          </table:table-cell>
          <table:table-cell office:value-type="float" office:value="1703" calcext:value-type="float">
            <text:p>1,703</text:p>
          </table:table-cell>
          <table:table-cell office:value-type="float" office:value="1713" calcext:value-type="float">
            <text:p>1,713</text:p>
          </table:table-cell>
          <table:table-cell office:value-type="float" office:value="1675" calcext:value-type="float">
            <text:p>1,6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as del Rey</text:p>
          </table:table-cell>
          <table:table-cell office:value-type="float" office:value="42199" calcext:value-type="float">
            <text:p>42,199</text:p>
          </table:table-cell>
          <table:table-cell office:value-type="float" office:value="42336" calcext:value-type="float">
            <text:p>42,336</text:p>
          </table:table-cell>
          <table:table-cell office:value-type="float" office:value="43995" calcext:value-type="float">
            <text:p>43,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evo Baztán</text:p>
          </table:table-cell>
          <table:table-cell office:value-type="float" office:value="82050" calcext:value-type="float">
            <text:p>82,050</text:p>
          </table:table-cell>
          <table:table-cell office:value-type="float" office:value="83705" calcext:value-type="float">
            <text:p>83,705</text:p>
          </table:table-cell>
          <table:table-cell office:value-type="float" office:value="84676" calcext:value-type="float">
            <text:p>84,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lmeda de las Fuentes</text:p>
          </table:table-cell>
          <table:table-cell office:value-type="float" office:value="5195" calcext:value-type="float">
            <text:p>5,195</text:p>
          </table:table-cell>
          <table:table-cell office:value-type="float" office:value="5799" calcext:value-type="float">
            <text:p>5,799</text:p>
          </table:table-cell>
          <table:table-cell office:value-type="float" office:value="6949" calcext:value-type="float">
            <text:p>6,9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usco de Tajuña</text:p>
          </table:table-cell>
          <table:table-cell office:value-type="float" office:value="17607" calcext:value-type="float">
            <text:p>17,607</text:p>
          </table:table-cell>
          <table:table-cell office:value-type="float" office:value="17657" calcext:value-type="float">
            <text:p>17,657</text:p>
          </table:table-cell>
          <table:table-cell office:value-type="float" office:value="18040" calcext:value-type="float">
            <text:p>18,0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cuellos de Jarama</text:p>
          </table:table-cell>
          <table:table-cell office:value-type="float" office:value="362282" calcext:value-type="float">
            <text:p>362,282</text:p>
          </table:table-cell>
          <table:table-cell office:value-type="float" office:value="386295" calcext:value-type="float">
            <text:p>386,295</text:p>
          </table:table-cell>
          <table:table-cell office:value-type="float" office:value="402081" calcext:value-type="float">
            <text:p>402,0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la</text:p>
          </table:table-cell>
          <table:table-cell office:value-type="float" office:value="1191848" calcext:value-type="float">
            <text:p>1,191,848</text:p>
          </table:table-cell>
          <table:table-cell office:value-type="float" office:value="1197811" calcext:value-type="float">
            <text:p>1,197,811</text:p>
          </table:table-cell>
          <table:table-cell office:value-type="float" office:value="1229617" calcext:value-type="float">
            <text:p>1,229,6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ones</text:p>
          </table:table-cell>
          <table:table-cell office:value-type="float" office:value="9859" calcext:value-type="float">
            <text:p>9,859</text:p>
          </table:table-cell>
          <table:table-cell office:value-type="float" office:value="9270" calcext:value-type="float">
            <text:p>9,270</text:p>
          </table:table-cell>
          <table:table-cell office:value-type="float" office:value="9173" calcext:value-type="float">
            <text:p>9,1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drezuela</text:p>
          </table:table-cell>
          <table:table-cell office:value-type="float" office:value="65113" calcext:value-type="float">
            <text:p>65,113</text:p>
          </table:table-cell>
          <table:table-cell office:value-type="float" office:value="64710" calcext:value-type="float">
            <text:p>64,710</text:p>
          </table:table-cell>
          <table:table-cell office:value-type="float" office:value="68116" calcext:value-type="float">
            <text:p>68,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layos de la Presa</text:p>
          </table:table-cell>
          <table:table-cell office:value-type="float" office:value="40488" calcext:value-type="float">
            <text:p>40,488</text:p>
          </table:table-cell>
          <table:table-cell office:value-type="float" office:value="38626" calcext:value-type="float">
            <text:p>38,626</text:p>
          </table:table-cell>
          <table:table-cell office:value-type="float" office:value="38177" calcext:value-type="float">
            <text:p>38,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ales de Tajuña</text:p>
          </table:table-cell>
          <table:table-cell office:value-type="float" office:value="46812" calcext:value-type="float">
            <text:p>46,812</text:p>
          </table:table-cell>
          <table:table-cell office:value-type="float" office:value="46283" calcext:value-type="float">
            <text:p>46,283</text:p>
          </table:table-cell>
          <table:table-cell office:value-type="float" office:value="46080" calcext:value-type="float">
            <text:p>46,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zuela de las Torres</text:p>
          </table:table-cell>
          <table:table-cell office:value-type="float" office:value="10566" calcext:value-type="float">
            <text:p>10,566</text:p>
          </table:table-cell>
          <table:table-cell office:value-type="float" office:value="11505" calcext:value-type="float">
            <text:p>11,505</text:p>
          </table:table-cell>
          <table:table-cell office:value-type="float" office:value="11245" calcext:value-type="float">
            <text:p>11,2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illa del Valle</text:p>
          </table:table-cell>
          <table:table-cell office:value-type="float" office:value="6864" calcext:value-type="float">
            <text:p>6,864</text:p>
          </table:table-cell>
          <table:table-cell office:value-type="float" office:value="6758" calcext:value-type="float">
            <text:p>6,758</text:p>
          </table:table-cell>
          <table:table-cell office:value-type="float" office:value="7353" calcext:value-type="float">
            <text:p>7,3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to</text:p>
          </table:table-cell>
          <table:table-cell office:value-type="float" office:value="1334949" calcext:value-type="float">
            <text:p>1,334,949</text:p>
          </table:table-cell>
          <table:table-cell office:value-type="float" office:value="1341043" calcext:value-type="float">
            <text:p>1,341,043</text:p>
          </table:table-cell>
          <table:table-cell office:value-type="float" office:value="1359450" calcext:value-type="float">
            <text:p>1,359,4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ñuécar-Gandullas</text:p>
          </table:table-cell>
          <table:table-cell office:value-type="float" office:value="14009" calcext:value-type="float">
            <text:p>14,009</text:p>
          </table:table-cell>
          <table:table-cell office:value-type="float" office:value="6438" calcext:value-type="float">
            <text:p>6,438</text:p>
          </table:table-cell>
          <table:table-cell office:value-type="float" office:value="3067" calcext:value-type="float">
            <text:p>3,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zuelo de Alarcón</text:p>
          </table:table-cell>
          <table:table-cell office:value-type="float" office:value="4411011" calcext:value-type="float">
            <text:p>4,411,011</text:p>
          </table:table-cell>
          <table:table-cell office:value-type="float" office:value="4397883" calcext:value-type="float">
            <text:p>4,397,883</text:p>
          </table:table-cell>
          <table:table-cell office:value-type="float" office:value="4410690" calcext:value-type="float">
            <text:p>4,410,6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zuelo del Rey</text:p>
          </table:table-cell>
          <table:table-cell office:value-type="float" office:value="11574" calcext:value-type="float">
            <text:p>11,574</text:p>
          </table:table-cell>
          <table:table-cell office:value-type="float" office:value="9334" calcext:value-type="float">
            <text:p>9,334</text:p>
          </table:table-cell>
          <table:table-cell office:value-type="float" office:value="9766" calcext:value-type="float">
            <text:p>9,7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ádena del Rincón</text:p>
          </table:table-cell>
          <table:table-cell office:value-type="float" office:value="2244" calcext:value-type="float">
            <text:p>2,244</text:p>
          </table:table-cell>
          <table:table-cell office:value-type="float" office:value="2046" calcext:value-type="float">
            <text:p>2,046</text:p>
          </table:table-cell>
          <table:table-cell office:value-type="float" office:value="2078" calcext:value-type="float">
            <text:p>2,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ebla de la Sierra</text:p>
          </table:table-cell>
          <table:table-cell office:value-type="float" office:value="2179" calcext:value-type="float">
            <text:p>2,179</text:p>
          </table:table-cell>
          <table:table-cell office:value-type="float" office:value="2070" calcext:value-type="float">
            <text:p>2,070</text:p>
          </table:table-cell>
          <table:table-cell office:value-type="float" office:value="1847" calcext:value-type="float">
            <text:p>1,8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entes Viejas</text:p>
          </table:table-cell>
          <table:table-cell office:value-type="float" office:value="16837" calcext:value-type="float">
            <text:p>16,837</text:p>
          </table:table-cell>
          <table:table-cell office:value-type="float" office:value="16911" calcext:value-type="float">
            <text:p>16,911</text:p>
          </table:table-cell>
          <table:table-cell office:value-type="float" office:value="17700" calcext:value-type="float">
            <text:p>17,7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jorna</text:p>
          </table:table-cell>
          <table:table-cell office:value-type="float" office:value="28653" calcext:value-type="float">
            <text:p>28,653</text:p>
          </table:table-cell>
          <table:table-cell office:value-type="float" office:value="27418" calcext:value-type="float">
            <text:p>27,418</text:p>
          </table:table-cell>
          <table:table-cell office:value-type="float" office:value="28909" calcext:value-type="float">
            <text:p>28,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cafría</text:p>
          </table:table-cell>
          <table:table-cell office:value-type="float" office:value="47566" calcext:value-type="float">
            <text:p>47,566</text:p>
          </table:table-cell>
          <table:table-cell office:value-type="float" office:value="45035" calcext:value-type="float">
            <text:p>45,035</text:p>
          </table:table-cell>
          <table:table-cell office:value-type="float" office:value="43494" calcext:value-type="float">
            <text:p>43,4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eña</text:p>
          </table:table-cell>
          <table:table-cell office:value-type="float" office:value="6651" calcext:value-type="float">
            <text:p>6,651</text:p>
          </table:table-cell>
          <table:table-cell office:value-type="float" office:value="6784" calcext:value-type="float">
            <text:p>6,784</text:p>
          </table:table-cell>
          <table:table-cell office:value-type="float" office:value="5421" calcext:value-type="float">
            <text:p>5,4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batejada</text:p>
          </table:table-cell>
          <table:table-cell office:value-type="float" office:value="9250" calcext:value-type="float">
            <text:p>9,250</text:p>
          </table:table-cell>
          <table:table-cell office:value-type="float" office:value="8491" calcext:value-type="float">
            <text:p>8,491</text:p>
          </table:table-cell>
          <table:table-cell office:value-type="float" office:value="8574" calcext:value-type="float">
            <text:p>8,5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vas-Vaciamadrid</text:p>
          </table:table-cell>
          <table:table-cell office:value-type="float" office:value="1180921" calcext:value-type="float">
            <text:p>1,180,921</text:p>
          </table:table-cell>
          <table:table-cell office:value-type="float" office:value="1231090" calcext:value-type="float">
            <text:p>1,231,090</text:p>
          </table:table-cell>
          <table:table-cell office:value-type="float" office:value="1302881" calcext:value-type="float">
            <text:p>1,302,8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ledillo de la Jara</text:p>
          </table:table-cell>
          <table:table-cell office:value-type="float" office:value="2697" calcext:value-type="float">
            <text:p>2,697</text:p>
          </table:table-cell>
          <table:table-cell office:value-type="float" office:value="2694" calcext:value-type="float">
            <text:p>2,694</text:p>
          </table:table-cell>
          <table:table-cell office:value-type="float" office:value="2819" calcext:value-type="float">
            <text:p>2,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ledo de Chavela</text:p>
          </table:table-cell>
          <table:table-cell office:value-type="float" office:value="68429" calcext:value-type="float">
            <text:p>68,429</text:p>
          </table:table-cell>
          <table:table-cell office:value-type="float" office:value="67745" calcext:value-type="float">
            <text:p>67,745</text:p>
          </table:table-cell>
          <table:table-cell office:value-type="float" office:value="72222" calcext:value-type="float">
            <text:p>72,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regordo</text:p>
          </table:table-cell>
          <table:table-cell office:value-type="float" office:value="1001" calcext:value-type="float">
            <text:p>1,001</text:p>
          </table:table-cell>
          <table:table-cell office:value-type="float" office:value="850" calcext:value-type="float">
            <text:p>850</text:p>
          </table:table-cell>
          <table:table-cell office:value-type="float" office:value="968" calcext:value-type="float">
            <text:p>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zas de Madrid (Las)</text:p>
          </table:table-cell>
          <table:table-cell office:value-type="float" office:value="3137123" calcext:value-type="float">
            <text:p>3,137,123</text:p>
          </table:table-cell>
          <table:table-cell office:value-type="float" office:value="3222102" calcext:value-type="float">
            <text:p>3,222,102</text:p>
          </table:table-cell>
          <table:table-cell office:value-type="float" office:value="3415881" calcext:value-type="float">
            <text:p>3,415,8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zas de Puerto Real</text:p>
          </table:table-cell>
          <table:table-cell office:value-type="float" office:value="9438" calcext:value-type="float">
            <text:p>9,438</text:p>
          </table:table-cell>
          <table:table-cell office:value-type="float" office:value="8652" calcext:value-type="float">
            <text:p>8,652</text:p>
          </table:table-cell>
          <table:table-cell office:value-type="float" office:value="9812" calcext:value-type="float">
            <text:p>9,8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 Agustín del Guadalix</text:p>
          </table:table-cell>
          <table:table-cell office:value-type="float" office:value="289500" calcext:value-type="float">
            <text:p>289,500</text:p>
          </table:table-cell>
          <table:table-cell office:value-type="float" office:value="284569" calcext:value-type="float">
            <text:p>284,569</text:p>
          </table:table-cell>
          <table:table-cell office:value-type="float" office:value="273132" calcext:value-type="float">
            <text:p>273,1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 Fernando de Henares</text:p>
          </table:table-cell>
          <table:table-cell office:value-type="float" office:value="1304675" calcext:value-type="float">
            <text:p>1,304,675</text:p>
          </table:table-cell>
          <table:table-cell office:value-type="float" office:value="1301582" calcext:value-type="float">
            <text:p>1,301,582</text:p>
          </table:table-cell>
          <table:table-cell office:value-type="float" office:value="1311537" calcext:value-type="float">
            <text:p>1,311,5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 Lorenzo de El Escorial</text:p>
          </table:table-cell>
          <table:table-cell office:value-type="float" office:value="333256" calcext:value-type="float">
            <text:p>333,256</text:p>
          </table:table-cell>
          <table:table-cell office:value-type="float" office:value="320283" calcext:value-type="float">
            <text:p>320,283</text:p>
          </table:table-cell>
          <table:table-cell office:value-type="float" office:value="332721" calcext:value-type="float">
            <text:p>332,7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 Martín de Valdeiglesias</text:p>
          </table:table-cell>
          <table:table-cell office:value-type="float" office:value="153502" calcext:value-type="float">
            <text:p>153,502</text:p>
          </table:table-cell>
          <table:table-cell office:value-type="float" office:value="141029" calcext:value-type="float">
            <text:p>141,029</text:p>
          </table:table-cell>
          <table:table-cell office:value-type="float" office:value="141358" calcext:value-type="float">
            <text:p>141,3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 Martín de la Vega</text:p>
          </table:table-cell>
          <table:table-cell office:value-type="float" office:value="377926" calcext:value-type="float">
            <text:p>377,926</text:p>
          </table:table-cell>
          <table:table-cell office:value-type="float" office:value="354082" calcext:value-type="float">
            <text:p>354,082</text:p>
          </table:table-cell>
          <table:table-cell office:value-type="float" office:value="375073" calcext:value-type="float">
            <text:p>375,0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 Sebastián de los Reyes</text:p>
          </table:table-cell>
          <table:table-cell office:value-type="float" office:value="2723100" calcext:value-type="float">
            <text:p>2,723,100</text:p>
          </table:table-cell>
          <table:table-cell office:value-type="float" office:value="2753032" calcext:value-type="float">
            <text:p>2,753,032</text:p>
          </table:table-cell>
          <table:table-cell office:value-type="float" office:value="2898075" calcext:value-type="float">
            <text:p>2,898,0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ta María de la Alameda</text:p>
          </table:table-cell>
          <table:table-cell office:value-type="float" office:value="19236" calcext:value-type="float">
            <text:p>19,236</text:p>
          </table:table-cell>
          <table:table-cell office:value-type="float" office:value="19447" calcext:value-type="float">
            <text:p>19,447</text:p>
          </table:table-cell>
          <table:table-cell office:value-type="float" office:value="21614" calcext:value-type="float">
            <text:p>21,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torcaz</text:p>
          </table:table-cell>
          <table:table-cell office:value-type="float" office:value="7788" calcext:value-type="float">
            <text:p>7,788</text:p>
          </table:table-cell>
          <table:table-cell office:value-type="float" office:value="7828" calcext:value-type="float">
            <text:p>7,828</text:p>
          </table:table-cell>
          <table:table-cell office:value-type="float" office:value="7615" calcext:value-type="float">
            <text:p>7,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tos de la Humosa (Los)</text:p>
          </table:table-cell>
          <table:table-cell office:value-type="float" office:value="21468" calcext:value-type="float">
            <text:p>21,468</text:p>
          </table:table-cell>
          <table:table-cell office:value-type="float" office:value="20951" calcext:value-type="float">
            <text:p>20,951</text:p>
          </table:table-cell>
          <table:table-cell office:value-type="float" office:value="20843" calcext:value-type="float">
            <text:p>20,8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na del Monte (La)</text:p>
          </table:table-cell>
          <table:table-cell office:value-type="float" office:value="2400" calcext:value-type="float">
            <text:p>2,400</text:p>
          </table:table-cell>
          <table:table-cell office:value-type="float" office:value="2412" calcext:value-type="float">
            <text:p>2,412</text:p>
          </table:table-cell>
          <table:table-cell office:value-type="float" office:value="2594" calcext:value-type="float">
            <text:p>2,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ranillos del Valle</text:p>
          </table:table-cell>
          <table:table-cell office:value-type="float" office:value="61483" calcext:value-type="float">
            <text:p>61,483</text:p>
          </table:table-cell>
          <table:table-cell office:value-type="float" office:value="63826" calcext:value-type="float">
            <text:p>63,826</text:p>
          </table:table-cell>
          <table:table-cell office:value-type="float" office:value="68484" calcext:value-type="float">
            <text:p>68,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villa la Nueva</text:p>
          </table:table-cell>
          <table:table-cell office:value-type="float" office:value="119436" calcext:value-type="float">
            <text:p>119,436</text:p>
          </table:table-cell>
          <table:table-cell office:value-type="float" office:value="117204" calcext:value-type="float">
            <text:p>117,204</text:p>
          </table:table-cell>
          <table:table-cell office:value-type="float" office:value="117545" calcext:value-type="float">
            <text:p>117,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mosierra</text:p>
          </table:table-cell>
          <table:table-cell office:value-type="float" office:value="1421" calcext:value-type="float">
            <text:p>1,421</text:p>
          </table:table-cell>
          <table:table-cell office:value-type="float" office:value="1699" calcext:value-type="float">
            <text:p>1,699</text:p>
          </table:table-cell>
          <table:table-cell office:value-type="float" office:value="1738" calcext:value-type="float">
            <text:p>1,7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to del Real</text:p>
          </table:table-cell>
          <table:table-cell office:value-type="float" office:value="185524" calcext:value-type="float">
            <text:p>185,524</text:p>
          </table:table-cell>
          <table:table-cell office:value-type="float" office:value="198879" calcext:value-type="float">
            <text:p>198,879</text:p>
          </table:table-cell>
          <table:table-cell office:value-type="float" office:value="205284" calcext:value-type="float">
            <text:p>205,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amanca de Jarama</text:p>
          </table:table-cell>
          <table:table-cell office:value-type="float" office:value="39365" calcext:value-type="float">
            <text:p>39,365</text:p>
          </table:table-cell>
          <table:table-cell office:value-type="float" office:value="39095" calcext:value-type="float">
            <text:p>39,095</text:p>
          </table:table-cell>
          <table:table-cell office:value-type="float" office:value="40754" calcext:value-type="float">
            <text:p>40,7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lmes</text:p>
          </table:table-cell>
          <table:table-cell office:value-type="float" office:value="49302" calcext:value-type="float">
            <text:p>49,302</text:p>
          </table:table-cell>
          <table:table-cell office:value-type="float" office:value="46943" calcext:value-type="float">
            <text:p>46,943</text:p>
          </table:table-cell>
          <table:table-cell office:value-type="float" office:value="48428" calcext:value-type="float">
            <text:p>48,4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ulcia</text:p>
          </table:table-cell>
          <table:table-cell office:value-type="float" office:value="12463" calcext:value-type="float">
            <text:p>12,463</text:p>
          </table:table-cell>
          <table:table-cell office:value-type="float" office:value="12553" calcext:value-type="float">
            <text:p>12,553</text:p>
          </table:table-cell>
          <table:table-cell office:value-type="float" office:value="11995" calcext:value-type="float">
            <text:p>11,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rejón de Ardoz</text:p>
          </table:table-cell>
          <table:table-cell office:value-type="float" office:value="2248126" calcext:value-type="float">
            <text:p>2,248,126</text:p>
          </table:table-cell>
          <table:table-cell office:value-type="float" office:value="2266495" calcext:value-type="float">
            <text:p>2,266,495</text:p>
          </table:table-cell>
          <table:table-cell office:value-type="float" office:value="2303490" calcext:value-type="float">
            <text:p>2,303,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rejón de Velasco</text:p>
          </table:table-cell>
          <table:table-cell office:value-type="float" office:value="63512" calcext:value-type="float">
            <text:p>63,512</text:p>
          </table:table-cell>
          <table:table-cell office:value-type="float" office:value="63832" calcext:value-type="float">
            <text:p>63,832</text:p>
          </table:table-cell>
          <table:table-cell office:value-type="float" office:value="65097" calcext:value-type="float">
            <text:p>65,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rejón de la Calzada</text:p>
          </table:table-cell>
          <table:table-cell office:value-type="float" office:value="187806" calcext:value-type="float">
            <text:p>187,806</text:p>
          </table:table-cell>
          <table:table-cell office:value-type="float" office:value="201350" calcext:value-type="float">
            <text:p>201,350</text:p>
          </table:table-cell>
          <table:table-cell office:value-type="float" office:value="202021" calcext:value-type="float">
            <text:p>202,0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relaguna</text:p>
          </table:table-cell>
          <table:table-cell office:value-type="float" office:value="98552" calcext:value-type="float">
            <text:p>98,552</text:p>
          </table:table-cell>
          <table:table-cell office:value-type="float" office:value="94295" calcext:value-type="float">
            <text:p>94,295</text:p>
          </table:table-cell>
          <table:table-cell office:value-type="float" office:value="97364" calcext:value-type="float">
            <text:p>97,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relodones</text:p>
          </table:table-cell>
          <table:table-cell office:value-type="float" office:value="383027" calcext:value-type="float">
            <text:p>383,027</text:p>
          </table:table-cell>
          <table:table-cell office:value-type="float" office:value="393135" calcext:value-type="float">
            <text:p>393,135</text:p>
          </table:table-cell>
          <table:table-cell office:value-type="float" office:value="386609" calcext:value-type="float">
            <text:p>386,6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remocha de Jarama</text:p>
          </table:table-cell>
          <table:table-cell office:value-type="float" office:value="17083" calcext:value-type="float">
            <text:p>17,083</text:p>
          </table:table-cell>
          <table:table-cell office:value-type="float" office:value="15317" calcext:value-type="float">
            <text:p>15,317</text:p>
          </table:table-cell>
          <table:table-cell office:value-type="float" office:value="14626" calcext:value-type="float">
            <text:p>14,6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res de la Alameda</text:p>
          </table:table-cell>
          <table:table-cell office:value-type="float" office:value="188042" calcext:value-type="float">
            <text:p>188,042</text:p>
          </table:table-cell>
          <table:table-cell office:value-type="float" office:value="194661" calcext:value-type="float">
            <text:p>194,661</text:p>
          </table:table-cell>
          <table:table-cell office:value-type="float" office:value="189257" calcext:value-type="float">
            <text:p>189,2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s Cantos</text:p>
          </table:table-cell>
          <table:table-cell office:value-type="float" office:value="2653147" calcext:value-type="float">
            <text:p>2,653,147</text:p>
          </table:table-cell>
          <table:table-cell office:value-type="float" office:value="2603431" calcext:value-type="float">
            <text:p>2,603,431</text:p>
          </table:table-cell>
          <table:table-cell office:value-type="float" office:value="2676817" calcext:value-type="float">
            <text:p>2,676,8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daracete</text:p>
          </table:table-cell>
          <table:table-cell office:value-type="float" office:value="8350" calcext:value-type="float">
            <text:p>8,350</text:p>
          </table:table-cell>
          <table:table-cell office:value-type="float" office:value="7938" calcext:value-type="float">
            <text:p>7,938</text:p>
          </table:table-cell>
          <table:table-cell office:value-type="float" office:value="7243" calcext:value-type="float">
            <text:p>7,2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deavero</text:p>
          </table:table-cell>
          <table:table-cell office:value-type="float" office:value="19840" calcext:value-type="float">
            <text:p>19,840</text:p>
          </table:table-cell>
          <table:table-cell office:value-type="float" office:value="20913" calcext:value-type="float">
            <text:p>20,913</text:p>
          </table:table-cell>
          <table:table-cell office:value-type="float" office:value="19704" calcext:value-type="float">
            <text:p>19,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delaguna</text:p>
          </table:table-cell>
          <table:table-cell office:value-type="float" office:value="11890" calcext:value-type="float">
            <text:p>11,890</text:p>
          </table:table-cell>
          <table:table-cell office:value-type="float" office:value="10316" calcext:value-type="float">
            <text:p>10,316</text:p>
          </table:table-cell>
          <table:table-cell office:value-type="float" office:value="10969" calcext:value-type="float">
            <text:p>10,9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demanco</text:p>
          </table:table-cell>
          <table:table-cell office:value-type="float" office:value="12954" calcext:value-type="float">
            <text:p>12,954</text:p>
          </table:table-cell>
          <table:table-cell office:value-type="float" office:value="12186" calcext:value-type="float">
            <text:p>12,186</text:p>
          </table:table-cell>
          <table:table-cell office:value-type="float" office:value="12819" calcext:value-type="float">
            <text:p>12,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demaqueda</text:p>
          </table:table-cell>
          <table:table-cell office:value-type="float" office:value="16012" calcext:value-type="float">
            <text:p>16,012</text:p>
          </table:table-cell>
          <table:table-cell office:value-type="float" office:value="14247" calcext:value-type="float">
            <text:p>14,247</text:p>
          </table:table-cell>
          <table:table-cell office:value-type="float" office:value="12772" calcext:value-type="float">
            <text:p>12,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demorillo</text:p>
          </table:table-cell>
          <table:table-cell office:value-type="float" office:value="165933" calcext:value-type="float">
            <text:p>165,933</text:p>
          </table:table-cell>
          <table:table-cell office:value-type="float" office:value="159928" calcext:value-type="float">
            <text:p>159,928</text:p>
          </table:table-cell>
          <table:table-cell office:value-type="float" office:value="164533" calcext:value-type="float">
            <text:p>164,5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demoro</text:p>
          </table:table-cell>
          <table:table-cell office:value-type="float" office:value="1476754" calcext:value-type="float">
            <text:p>1,476,754</text:p>
          </table:table-cell>
          <table:table-cell office:value-type="float" office:value="1488978" calcext:value-type="float">
            <text:p>1,488,978</text:p>
          </table:table-cell>
          <table:table-cell office:value-type="float" office:value="1533184" calcext:value-type="float">
            <text:p>1,533,1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deolmos-Alalpardo</text:p>
          </table:table-cell>
          <table:table-cell office:value-type="float" office:value="57523" calcext:value-type="float">
            <text:p>57,523</text:p>
          </table:table-cell>
          <table:table-cell office:value-type="float" office:value="61977" calcext:value-type="float">
            <text:p>61,977</text:p>
          </table:table-cell>
          <table:table-cell office:value-type="float" office:value="63499" calcext:value-type="float">
            <text:p>63,4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depiélagos</text:p>
          </table:table-cell>
          <table:table-cell office:value-type="float" office:value="7114" calcext:value-type="float">
            <text:p>7,114</text:p>
          </table:table-cell>
          <table:table-cell office:value-type="float" office:value="7308" calcext:value-type="float">
            <text:p>7,308</text:p>
          </table:table-cell>
          <table:table-cell office:value-type="float" office:value="7548" calcext:value-type="float">
            <text:p>7,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detorres de Jarama</text:p>
          </table:table-cell>
          <table:table-cell office:value-type="float" office:value="54449" calcext:value-type="float">
            <text:p>54,449</text:p>
          </table:table-cell>
          <table:table-cell office:value-type="float" office:value="54830" calcext:value-type="float">
            <text:p>54,830</text:p>
          </table:table-cell>
          <table:table-cell office:value-type="float" office:value="56368" calcext:value-type="float">
            <text:p>56,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dilecha</text:p>
          </table:table-cell>
          <table:table-cell office:value-type="float" office:value="44350" calcext:value-type="float">
            <text:p>44,350</text:p>
          </table:table-cell>
          <table:table-cell office:value-type="float" office:value="44516" calcext:value-type="float">
            <text:p>44,516</text:p>
          </table:table-cell>
          <table:table-cell office:value-type="float" office:value="45939" calcext:value-type="float">
            <text:p>45,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verde de Alcalá</text:p>
          </table:table-cell>
          <table:table-cell office:value-type="float" office:value="6920" calcext:value-type="float">
            <text:p>6,920</text:p>
          </table:table-cell>
          <table:table-cell office:value-type="float" office:value="7026" calcext:value-type="float">
            <text:p>7,026</text:p>
          </table:table-cell>
          <table:table-cell office:value-type="float" office:value="8029" calcext:value-type="float">
            <text:p>8,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lilla de San Antonio</text:p>
          </table:table-cell>
          <table:table-cell office:value-type="float" office:value="336244" calcext:value-type="float">
            <text:p>336,244</text:p>
          </table:table-cell>
          <table:table-cell office:value-type="float" office:value="296038" calcext:value-type="float">
            <text:p>296,038</text:p>
          </table:table-cell>
          <table:table-cell office:value-type="float" office:value="295380" calcext:value-type="float">
            <text:p>295,3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llón (El)</text:p>
          </table:table-cell>
          <table:table-cell office:value-type="float" office:value="19943" calcext:value-type="float">
            <text:p>19,943</text:p>
          </table:table-cell>
          <table:table-cell office:value-type="float" office:value="19963" calcext:value-type="float">
            <text:p>19,963</text:p>
          </table:table-cell>
          <table:table-cell office:value-type="float" office:value="20935" calcext:value-type="float">
            <text:p>20,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turada</text:p>
          </table:table-cell>
          <table:table-cell office:value-type="float" office:value="23231" calcext:value-type="float">
            <text:p>23,231</text:p>
          </table:table-cell>
          <table:table-cell office:value-type="float" office:value="23455" calcext:value-type="float">
            <text:p>23,455</text:p>
          </table:table-cell>
          <table:table-cell office:value-type="float" office:value="24049" calcext:value-type="float">
            <text:p>24,0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a del Prado</text:p>
          </table:table-cell>
          <table:table-cell office:value-type="float" office:value="111471" calcext:value-type="float">
            <text:p>111,471</text:p>
          </table:table-cell>
          <table:table-cell office:value-type="float" office:value="109585" calcext:value-type="float">
            <text:p>109,585</text:p>
          </table:table-cell>
          <table:table-cell office:value-type="float" office:value="108689" calcext:value-type="float">
            <text:p>108,6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aconejos</text:p>
          </table:table-cell>
          <table:table-cell office:value-type="float" office:value="50379" calcext:value-type="float">
            <text:p>50,379</text:p>
          </table:table-cell>
          <table:table-cell office:value-type="float" office:value="46385" calcext:value-type="float">
            <text:p>46,385</text:p>
          </table:table-cell>
          <table:table-cell office:value-type="float" office:value="46145" calcext:value-type="float">
            <text:p>46,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albilla</text:p>
          </table:table-cell>
          <table:table-cell office:value-type="float" office:value="145239" calcext:value-type="float">
            <text:p>145,239</text:p>
          </table:table-cell>
          <table:table-cell office:value-type="float" office:value="141252" calcext:value-type="float">
            <text:p>141,252</text:p>
          </table:table-cell>
          <table:table-cell office:value-type="float" office:value="144462" calcext:value-type="float">
            <text:p>144,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amanrique de Tajo</text:p>
          </table:table-cell>
          <table:table-cell office:value-type="float" office:value="9869" calcext:value-type="float">
            <text:p>9,869</text:p>
          </table:table-cell>
          <table:table-cell office:value-type="float" office:value="11258" calcext:value-type="float">
            <text:p>11,258</text:p>
          </table:table-cell>
          <table:table-cell office:value-type="float" office:value="11185" calcext:value-type="float">
            <text:p>11,1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amanta</text:p>
          </table:table-cell>
          <table:table-cell office:value-type="float" office:value="42297" calcext:value-type="float">
            <text:p>42,297</text:p>
          </table:table-cell>
          <table:table-cell office:value-type="float" office:value="42629" calcext:value-type="float">
            <text:p>42,629</text:p>
          </table:table-cell>
          <table:table-cell office:value-type="float" office:value="43178" calcext:value-type="float">
            <text:p>43,1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amantilla</text:p>
          </table:table-cell>
          <table:table-cell office:value-type="float" office:value="14181" calcext:value-type="float">
            <text:p>14,181</text:p>
          </table:table-cell>
          <table:table-cell office:value-type="float" office:value="14973" calcext:value-type="float">
            <text:p>14,973</text:p>
          </table:table-cell>
          <table:table-cell office:value-type="float" office:value="17120" calcext:value-type="float">
            <text:p>17,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anueva de Perales</text:p>
          </table:table-cell>
          <table:table-cell office:value-type="float" office:value="18176" calcext:value-type="float">
            <text:p>18,176</text:p>
          </table:table-cell>
          <table:table-cell office:value-type="float" office:value="18297" calcext:value-type="float">
            <text:p>18,297</text:p>
          </table:table-cell>
          <table:table-cell office:value-type="float" office:value="21426" calcext:value-type="float">
            <text:p>21,4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anueva de la Cañada</text:p>
          </table:table-cell>
          <table:table-cell office:value-type="float" office:value="323754" calcext:value-type="float">
            <text:p>323,754</text:p>
          </table:table-cell>
          <table:table-cell office:value-type="float" office:value="320766" calcext:value-type="float">
            <text:p>320,766</text:p>
          </table:table-cell>
          <table:table-cell office:value-type="float" office:value="336062" calcext:value-type="float">
            <text:p>336,0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anueva del Pardillo</text:p>
          </table:table-cell>
          <table:table-cell office:value-type="float" office:value="178044" calcext:value-type="float">
            <text:p>178,044</text:p>
          </table:table-cell>
          <table:table-cell office:value-type="float" office:value="183521" calcext:value-type="float">
            <text:p>183,521</text:p>
          </table:table-cell>
          <table:table-cell office:value-type="float" office:value="189586" calcext:value-type="float">
            <text:p>189,5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ar del Olmo</text:p>
          </table:table-cell>
          <table:table-cell office:value-type="float" office:value="24311" calcext:value-type="float">
            <text:p>24,311</text:p>
          </table:table-cell>
          <table:table-cell office:value-type="float" office:value="23796" calcext:value-type="float">
            <text:p>23,796</text:p>
          </table:table-cell>
          <table:table-cell office:value-type="float" office:value="24857" calcext:value-type="float">
            <text:p>24,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arejo de Salvanés</text:p>
          </table:table-cell>
          <table:table-cell office:value-type="float" office:value="168491" calcext:value-type="float">
            <text:p>168,491</text:p>
          </table:table-cell>
          <table:table-cell office:value-type="float" office:value="160859" calcext:value-type="float">
            <text:p>160,859</text:p>
          </table:table-cell>
          <table:table-cell office:value-type="float" office:value="162001" calcext:value-type="float">
            <text:p>162,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aviciosa de Odón</text:p>
          </table:table-cell>
          <table:table-cell office:value-type="float" office:value="607623" calcext:value-type="float">
            <text:p>607,623</text:p>
          </table:table-cell>
          <table:table-cell office:value-type="float" office:value="609553" calcext:value-type="float">
            <text:p>609,553</text:p>
          </table:table-cell>
          <table:table-cell office:value-type="float" office:value="613274" calcext:value-type="float">
            <text:p>613,2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avieja del Lozoya</text:p>
          </table:table-cell>
          <table:table-cell office:value-type="float" office:value="3269" calcext:value-type="float">
            <text:p>3,269</text:p>
          </table:table-cell>
          <table:table-cell office:value-type="float" office:value="3170" calcext:value-type="float">
            <text:p>3,170</text:p>
          </table:table-cell>
          <table:table-cell office:value-type="float" office:value="3290" calcext:value-type="float">
            <text:p>3,29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Zarzalejo</text:p>
          </table:table-cell>
          <table:table-cell table:style-name="ce6" office:value-type="float" office:value="32667" calcext:value-type="float">
            <text:p>32,667</text:p>
          </table:table-cell>
          <table:table-cell table:style-name="ce6" office:value-type="float" office:value="32185" calcext:value-type="float">
            <text:p>32,185</text:p>
          </table:table-cell>
          <table:table-cell table:style-name="ce6" office:value-type="float" office:value="32379" calcext:value-type="float">
            <text:p>32,37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(*) Base 200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<text:s/>Fuente: Estimación del Producto Interior Bruto Municipal. Instituto de Estadística de la Comunidad de Madrid</text:p>
          </table:table-cell>
          <table:table-cell table:number-columns-repeated="1023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Hoja1.$A$1" table:cell-range-address="$Hoja1.$A$1:.$AMJ$8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0" loext:min-decimal-places="0" number:min-integer-digits="1" number:grouping="true"/>
      <number:text> (p)</number:text>
    </number:number-style>
    <number:number-style style:name="N134">
      <number:number number:decimal-places="0" loext:min-decimal-places="0" number:min-integer-digits="1" number:grouping="true"/>
      <number:text> (a)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Énfasis1" style:display-name="20% - Énfasis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dra</meta:initial-creator>
    <meta:creation-date>2011-04-14T12:43:34</meta:creation-date>
    <dc:creator>usuario</dc:creator>
    <dc:date>2016-06-23T11:27:20</dc:date>
    <meta:document-statistic meta:table-count="1" meta:cell-count="771" meta:object-count="1"/>
    <meta:generator>LibreOffice/6.0.7.3$Linux_X86_64 LibreOffice_project/00m0$Build-3</meta:generator>
  </office:meta>
</office:document-meta>
</file>